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cb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97" draw:layer="" svg:width="150.00000000000pt" svg:height="100.00000000000pt"/>
          <draw:rect draw:style-name="gr3" draw:id="shape3" draw:name="rect598" draw:layer="" svg:width="150.00000000000pt" svg:height="25.00000000000pt" svg:x="0.00000000000pt" svg:y="37.50002480000pt"/>
          <draw:rect draw:style-name="gr4" draw:id="shape4" draw:name="rect599" draw:layer="" svg:width="150.00000000000pt" svg:height="16.88293600000pt" svg:x="0.00000000000pt" svg:y="41.5396728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9:57</dc:date>
    <meta:creation-date>2011-05-22T06:12:03</meta:creation-date>
    <dc:creator>Yue Liu</dc:creator>
  </office:meta>
</office:document-meta>
</file>